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77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933cm" fo:min-width="4.61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96cm" fo:min-width="0.7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97cm" fo:min-width="0.7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0.7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19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972cm" fo:min-width="0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779cm" fo:min-width="4.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952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8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10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12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952cm" svg:x="2.27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7cm" svg:height="4.182cm" draw:transform="rotate (-1.5707963267949) translate (8.547cm 6.116cm)"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draw:layer="layout" svg:width="1.27cm" svg:height="0.846cm" svg:x="8.937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937cm" svg:y="8.8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847cm" svg:x="8.937cm" svg:y="9.6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848cm" svg:x="8.937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937cm" svg:y="11.3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46cm" svg:x="8.937cm" svg:y="12.2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69cm" svg:x="14.652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853cm" svg:height="0.962cm" svg:x="2.402cm" svg:y="14.97cm">
          <draw:text-box>
            <text:p>e</text:p>
          </draw:text-box>
        </draw:frame>
        <draw:frame draw:style-name="gr7" draw:text-style-name="P3" draw:layer="layout" svg:width="0.82cm" svg:height="0.962cm" svg:x="9.255cm" svg:y="13.382cm">
          <draw:text-box>
            <text:p>z</text:p>
          </draw:text-box>
        </draw:frame>
        <draw:frame draw:style-name="gr8" draw:text-style-name="P3" draw:layer="layout" svg:width="1.628cm" svg:height="0.962cm" svg:x="14.449cm" svg:y="11.551cm">
          <draw:text-box>
            <text:p>p̂(e)</text:p>
          </draw:text-box>
        </draw:frame>
        <draw:frame draw:style-name="gr9" draw:text-style-name="P3" draw:layer="layout" svg:width="2.86cm" svg:height="0.962cm" svg:x="4.81cm" svg:y="9.89cm">
          <draw:text-box>
            <text:p>Encoder</text:p>
          </draw:text-box>
        </draw:frame>
        <draw:frame draw:style-name="gr10" draw:text-style-name="P3" draw:layer="layout" svg:width="2.894cm" svg:height="0.962cm" svg:x="11.441cm" svg:y="9.89cm">
          <draw:text-box>
            <text:p>Decoder</text:p>
          </draw:text-box>
        </draw:frame>
        <draw:frame draw:style-name="gr11" draw:text-style-name="P3" draw:layer="layout" svg:width="0.68cm" svg:height="0.962cm" svg:x="1.272cm" svg:y="9.88cm">
          <draw:text-box>
            <text:p><text:s/></text:p>
          </draw:text-box>
        </draw:frame>
        <draw:frame draw:style-name="gr11" draw:text-style-name="P3" draw:layer="layout" svg:width="0.68cm" svg:height="0.962cm" svg:x="9.255cm" svg:y="15.922cm">
          <draw:text-box>
            <text:p><text:s/></text:p>
          </draw:text-box>
        </draw:frame>
        <draw:frame draw:style-name="gr12" draw:text-style-name="P3" draw:layer="layout" svg:width="0.858cm" svg:height="0.962cm" svg:x="9.255cm" svg:y="15.605cm">
          <draw:text-box>
            <text:p><text:s text:c="2"/></text:p>
          </draw:text-box>
        </draw:frame>
        <draw:custom-shape draw:style-name="gr13" draw:text-style-name="P1" draw:layer="layout" svg:width="0.317cm" svg:height="2.222cm" svg:x="17.192cm" svg:y="9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17cm" svg:height="2.222cm" svg:x="17.192cm" svg:y="9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17cm" svg:height="2.222cm" svg:x="8.938cm" svg:y="5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17cm" svg:height="2.222cm" svg:x="8.938cm" svg:y="5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17cm" svg:height="2.222cm" svg:x="1.635cm" svg:y="9.2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17cm" svg:height="2.222cm" svg:x="1.635cm" svg:y="9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17cm" svg:height="1.27cm" svg:x="9.573cm" svg:y="14.6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17cm" svg:height="1.27cm" svg:x="9.573cm" svg:y="14.6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08cm" svg:height="3.029cm" draw:transform="rotate (1.5707963267949) translate (11.16cm 13.065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8391.733910647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4" draw:layer="layout" svg:width="2.894cm" svg:height="0.962cm" svg:x="11.441cm" svg:y="9.88cm">
          <draw:text-box>
            <text:p>Decoder</text:p>
          </draw:text-box>
        </draw:frame>
        <draw:custom-shape draw:style-name="gr17" draw:text-style-name="P1" draw:layer="layout" svg:width="0.317cm" svg:height="1.905cm" svg:x="1.635cm" svg:y="9.57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6T20:43:19.815000000</meta:creation-date>
    <dc:date>2024-04-09T15:04:56.730000000</dc:date>
    <meta:editing-duration>PT17M51S</meta:editing-duration>
    <meta:editing-cycles>5</meta:editing-cycles>
    <meta:generator>LibreOffice/6.1.2.1$Windows_X86_64 LibreOffice_project/65905a128db06ba48db947242809d14d3f9a93fe</meta:generator>
    <meta:document-statistic meta:object-count="36"/>
  </office:meta>
</office:document-meta>
</file>